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15edda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1abde8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color="#ffffff" loext:opacity="100%"/>
    </style:style>
    <style:style style:name="P6" style:family="paragraph" style:parent-style-name="Standard">
      <style:text-properties fo:color="#ffffff" loext:opacity="100%"/>
    </style:style>
    <style:style style:name="T1" style:family="text">
      <style:text-properties fo:font-variant="normal" fo:text-transform="none" fo:color="#ffffff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5edda" fo:background-color="transparent" loext:char-shading-value="0" loext:padding="0in" loext:border="none"/>
    </style:style>
    <style:style style:name="T3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7ba01" fo:background-color="transparent" loext:char-shading-value="0" loext:padding="0in" loext:border="none"/>
    </style:style>
    <style:style style:name="T4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8eb0c" fo:background-color="transparent" loext:char-shading-value="0" loext:padding="0in" loext:border="none"/>
    </style:style>
    <style:style style:name="T5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abde8" fo:background-color="transparent" loext:char-shading-value="0" loext:padding="0in" loext:border="none"/>
    </style:style>
    <style:style style:name="T6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b922a" fo:background-color="transparent" loext:char-shading-value="0" loext:padding="0in" loext:border="none"/>
    </style:style>
    <style:style style:name="T7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bfb20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Address.street not null</text:span></text:span><text:span text:style-name="Source_20_Text"><text:span text:style-name="T2"> - 0 (not not null)</text:span></text:span></text:p>
      <text:p text:style-name="P2"><text:span text:style-name="Source_20_Text"><text:span text:style-name="T1">Address.student_id not null</text:span></text:span><text:span text:style-name="Source_20_Text"><text:span text:style-name="T2"> - 0 (address doesn't have student_id, student has address_id)</text:span></text:span></text:p>
      <text:p text:style-name="P3"><text:span text:style-name="Source_20_Text"><text:span text:style-name="T1">Address.student_id unique</text:span></text:span><text:span text:style-name="Source_20_Text"><text:span text:style-name="T2"> - 0 (same reason)</text:span></text:span></text:p>
      <text:p text:style-name="P5"/>
      <text:p text:style-name="P5"/>
      <text:p text:style-name="P2"><text:span text:style-name="Source_20_Text"><text:span text:style-name="T1">Grade.grade [2,6] int</text:span></text:span><text:span text:style-name="Source_20_Text"><text:span text:style-name="T2"> </text:span></text:span><text:span text:style-name="Source_20_Text"><text:span text:style-name="T3">- 0 (You have an error in your sql syntax)</text:span></text:span></text:p>
      <text:p text:style-name="P2"><text:span text:style-name="Source_20_Text"><text:span text:style-name="T1">Grade.date</text:span></text:span><text:span text:style-name="Source_20_Text"><text:span text:style-name="T3"> - 1 </text:span></text:span></text:p>
      <text:p text:style-name="P2"><text:span text:style-name="Source_20_Text"><text:span text:style-name="T1">Grade.student_id</text:span></text:span><text:span text:style-name="Source_20_Text"><text:span text:style-name="T3"> - 1</text:span></text:span></text:p>
      <text:p text:style-name="P2"><text:span text:style-name="Source_20_Text"><text:span text:style-name="T1">Grade.subject_id</text:span></text:span><text:span text:style-name="Source_20_Text"><text:span text:style-name="T3"> - 1</text:span></text:span></text:p>
      <text:p text:style-name="P5"/>
      <text:p text:style-name="P2"><text:span text:style-name="Source_20_Text"><text:span text:style-name="T1">Subject.name enum</text:span></text:span><text:span text:style-name="Source_20_Text"><text:span text:style-name="T4"> - 1</text:span></text:span></text:p>
      <text:p text:style-name="P2"><text:span text:style-name="Source_20_Text"><text:span text:style-name="T1">Student.name not null</text:span></text:span><text:span text:style-name="Source_20_Text"><text:span text:style-name="T4"> - 0</text:span></text:span></text:p>
      <text:p text:style-name="P2"><text:span text:style-name="Source_20_Text"><text:span text:style-name="T1">Student.name unique</text:span></text:span><text:span text:style-name="Source_20_Text"><text:span text:style-name="T4"> - 1</text:span></text:span></text:p>
      <text:p text:style-name="P5"/>
      <text:p text:style-name="P2"><text:span text:style-name="Source_20_Text"><text:span text:style-name="T1">Student.age not null</text:span></text:span><text:span text:style-name="Source_20_Text"><text:span text:style-name="T5"> 1</text:span></text:span></text:p>
      <text:p text:style-name="P2"><text:span text:style-name="Source_20_Text"><text:span text:style-name="T1">Student.age &gt; 0</text:span></text:span><text:span text:style-name="Source_20_Text"><text:span text:style-name="T5"> - 1</text:span></text:span></text:p>
      <text:p text:style-name="P2"><text:span text:style-name="Source_20_Text"><text:span text:style-name="T1">Student.class_id not null</text:span></text:span><text:span text:style-name="Source_20_Text"><text:span text:style-name="T5"> - 1</text:span></text:span></text:p>
      <text:p text:style-name="P5"/>
      <text:p text:style-name="P2"><text:span text:style-name="Source_20_Text"><text:span text:style-name="T1">Class.class not null</text:span></text:span><text:span text:style-name="Source_20_Text"><text:span text:style-name="T5"> - 1</text:span></text:span></text:p>
      <text:p text:style-name="P2"><text:span text:style-name="Source_20_Text"><text:span text:style-name="T1">Class.class [1,12]</text:span></text:span><text:span text:style-name="Source_20_Text"><text:span text:style-name="T5"> - 1</text:span></text:span></text:p>
      <text:p text:style-name="P5"/>
      <text:p text:style-name="P2"><text:span text:style-name="Source_20_Text"><text:span text:style-name="T1">Class.paralelka [A,B,V]</text:span></text:span><text:span text:style-name="Source_20_Text"><text:span text:style-name="T5"> - 1</text:span></text:span></text:p>
      <text:p text:style-name="P2"><text:span text:style-name="Source_20_Text"><text:span text:style-name="T1">Class.school_id not null</text:span></text:span><text:span text:style-name="Source_20_Text"><text:span text:style-name="T5"> - 1</text:span></text:span></text:p>
      <text:p text:style-name="P5"/>
      <text:p text:style-name="P2"><text:span text:style-name="Source_20_Text"><text:span text:style-name="T1">School.name not null</text:span></text:span><text:span text:style-name="Source_20_Text"><text:span text:style-name="T5"> - 1</text:span></text:span></text:p>
      <text:p text:style-name="P4"><text:span text:style-name="Source_20_Text"><text:span text:style-name="T1">School.name unique</text:span></text:span><text:span text:style-name="Source_20_Text"><text:span text:style-name="T5"> - 1</text:span></text:span></text:p>
      <text:p text:style-name="P5"/>
      <text:p text:style-name="P2"><text:span text:style-name="Source_20_Text"><text:span text:style-name="T1">Has used foreign key 5 times</text:span></text:span><text:span text:style-name="Source_20_Text"><text:span text:style-name="T5"> - 1</text:span></text:span></text:p>
      <text:p text:style-name="P5"/>
      <text:p text:style-name="P2"><text:span text:style-name="Source_20_Text"><text:span text:style-name="T1">Task 1</text:span></text:span><text:span text:style-name="Source_20_Text"><text:span text:style-name="T5"> - 1</text:span></text:span></text:p>
      <text:p text:style-name="P2"><text:span text:style-name="Source_20_Text"><text:span text:style-name="T1">Task 2</text:span></text:span><text:span text:style-name="Source_20_Text"><text:span text:style-name="T5"> - 0 (ne </text:span></text:span><text:span text:style-name="Source_20_Text"><text:span text:style-name="T7">bachka</text:span></text:span><text:span text:style-name="Source_20_Text"><text:span text:style-name="T5">)</text:span></text:span></text:p>
      <text:p text:style-name="P2"><text:span text:style-name="Source_20_Text"><text:span text:style-name="T1">Task 3</text:span></text:span><text:span text:style-name="Source_20_Text"><text:span text:style-name="T5"> - 1</text:span></text:span></text:p>
      <text:p text:style-name="P2"><text:span text:style-name="Source_20_Text"><text:span text:style-name="T1">Task 4</text:span></text:span><text:span text:style-name="Source_20_Text"><text:span text:style-name="T5"> - 1 (mislq)</text:span></text:span></text:p>
      <text:p text:style-name="P2"><text:span text:style-name="Source_20_Text"><text:span text:style-name="T1">Task 5</text:span></text:span><text:span text:style-name="Source_20_Text"><text:span text:style-name="T5"> - </text:span></text:span><text:span text:style-name="Source_20_Text"><text:span text:style-name="T6">0 (nizhodqsht)</text:span></text:span></text:p>
      <text:p text:style-name="P2"><text:span text:style-name="Source_20_Text"><text:span text:style-name="T1">Task 6</text:span></text:span><text:span text:style-name="Source_20_Text"><text:span text:style-name="T6"> - 1</text:span></text:span></text:p>
      <text:p text:style-name="P2"><text:span text:style-name="Source_20_Text"><text:span text:style-name="T1">Task 6 without GROUP BY, but with DISTINCT</text:span></text:span><text:span text:style-name="Source_20_Text"><text:span text:style-name="T6"> - 1</text:span></text:span></text:p>
      <text:p text:style-name="P2"><text:span text:style-name="Source_20_Text"><text:span text:style-name="T1">Task 7</text:span></text:span><text:span text:style-name="Source_20_Text"><text:span text:style-name="T6"> - 1</text:span></text:span></text:p>
      <text:p text:style-name="P5"/>
      <text:p text:style-name="P2"><text:span text:style-name="Source_20_Text"><text:span text:style-name="T1">Total points -</text:span></text:span><text:span text:style-name="Source_20_Text"><text:span text:style-name="T6"> 21</text:span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8:13:04.185462212</meta:creation-date>
    <dc:date>2022-12-20T09:12:57.216173638</dc:date>
    <meta:editing-duration>PT8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56" meta:character-count="777" meta:non-whitespace-character-count="649"/>
  </office:meta>
</office:document-meta>
</file>